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385cm" fo:min-width="4.961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.401cm" fo:min-width="5.596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512cm" fo:min-width="0.008cm"/>
    </style:style>
    <style:style style:name="P1" style:family="paragraph">
      <style:paragraph-properties fo:text-align="start"/>
      <style:text-properties fo:font-size="12pt"/>
    </style:style>
    <style:style style:name="P2" style:family="paragraph">
      <loext:graphic-properties draw:fill="none"/>
      <style:paragraph-properties fo:text-align="start"/>
      <style:text-properties style:font-name="Courier New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style:font-name="Courier New" fo:font-size="12pt"/>
    </style:style>
    <style:style style:name="T1" style:family="text">
      <style:text-properties style:font-name="Courier New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0.635cm" svg:x="8.826cm" svg:y="3.413cm">
          <text:p text:style-name="P1"><text:span text:style-name="T1">E <text:s/>x <text:s/>a <text:s/>m <text:s/>p <text:s/>l <text:s/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6cm" svg:height="1.651cm" svg:x="8.239cm" svg:y="3.794cm">
          <text:p text:style-name="P1"><text:span text:style-name="T2"><text:s/></text:span><text:span text:style-name="T2">| <text:s/>| <text:s/>| <text:s/>| <text:s/>| <text:s/>| <text:s/>| <text:s/>|</text:span></text:p>
          <text:p text:style-name="P1"><text:span text:style-name="T2"><text:s/></text:span><text:span text:style-name="T2">1 <text:s/>2 <text:s/>3 <text:s/>4 <text:s/>5 <text:s/>6 <text:s/>7 </text:span></text:p>
          <text:p text:style-name="P1"><text:span text:style-name="T2">-7 -6 -5 -4 -3 -2 -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762cm" svg:x="13.954cm" svg:y="4.429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ohn Goettsche</meta:initial-creator>
    <meta:creation-date>2020-06-19T23:58:54.671000000</meta:creation-date>
    <dc:date>2020-06-20T00:07:49.747000000</dc:date>
    <dc:creator>John Goettsche</dc:creator>
    <meta:editing-duration>PT8M55S</meta:editing-duration>
    <meta:editing-cycles>1</meta:editing-cycles>
    <meta:document-statistic meta:object-count="3"/>
    <meta:generator>LibreOffice/6.3.2.2$Windows_X86_64 LibreOffice_project/98b30e735bda24bc04ab42594c85f7fd8be07b9c</meta:generator>
  </office:meta>
</office:document-meta>
</file>